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208d94"/>
    </style:style>
    <style:style style:name="P4" style:family="paragraph" style:parent-style-name="Standard">
      <style:text-properties fo:font-size="16pt" fo:font-weight="bold" officeooo:rsid="001e9f15" officeooo:paragraph-rsid="001e9f1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3b9c6" officeooo:paragraph-rsid="000ecdc1"/>
    </style:style>
    <style:style style:name="P6" style:family="paragraph" style:parent-style-name="Standard">
      <style:text-properties officeooo:rsid="0013b9c6" officeooo:paragraph-rsid="00208d94"/>
    </style:style>
    <style:style style:name="P7" style:family="paragraph" style:parent-style-name="Standard">
      <style:text-properties officeooo:rsid="001e1e93" officeooo:paragraph-rsid="000ecdc1"/>
    </style:style>
    <style:style style:name="P8" style:family="paragraph" style:parent-style-name="Preformatted_20_Text">
      <style:text-properties officeooo:paragraph-rsid="00161d22"/>
    </style:style>
    <style:style style:name="P9" style:family="paragraph" style:parent-style-name="Preformatted_20_Text">
      <style:text-properties officeooo:rsid="00161d22" officeooo:paragraph-rsid="00161d22"/>
    </style:style>
    <style:style style:name="P10" style:family="paragraph" style:parent-style-name="Preformatted_20_Text">
      <style:text-properties officeooo:paragraph-rsid="00168796"/>
    </style:style>
    <style:style style:name="P11" style:family="paragraph" style:parent-style-name="Preformatted_20_Text">
      <style:text-properties officeooo:rsid="0013b9c6" officeooo:paragraph-rsid="00208d94"/>
    </style:style>
    <style:style style:name="P12" style:family="paragraph" style:parent-style-name="Preformatted_20_Text">
      <style:text-properties officeooo:rsid="00208d94" officeooo:paragraph-rsid="00208d94"/>
    </style:style>
    <style:style style:name="P13" style:family="paragraph" style:parent-style-name="Preformatted_20_Text">
      <style:text-properties officeooo:rsid="00231ee6" officeooo:paragraph-rsid="00231ee6"/>
    </style:style>
    <style:style style:name="P14" style:family="paragraph" style:parent-style-name="Preformatted_20_Text">
      <style:text-properties officeooo:rsid="0024a9d8" officeooo:paragraph-rsid="0024a9d8"/>
    </style:style>
    <style:style style:name="P15" style:family="paragraph" style:parent-style-name="Preformatted_20_Text">
      <style:paragraph-properties fo:break-before="page"/>
      <style:text-properties officeooo:rsid="0013b9c6" officeooo:paragraph-rsid="00208d94"/>
    </style:style>
    <style:style style:name="P16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7" style:family="paragraph" style:parent-style-name="Heading_20_5">
      <style:text-properties officeooo:rsid="0011b245"/>
    </style:style>
    <style:style style:name="P18" style:family="paragraph" style:parent-style-name="Heading_20_5">
      <style:text-properties officeooo:rsid="0011b245" officeooo:paragraph-rsid="00208d94"/>
    </style:style>
    <style:style style:name="P19" style:family="paragraph" style:parent-style-name="Heading_20_5">
      <style:text-properties officeooo:rsid="0011b245" officeooo:paragraph-rsid="002757ce"/>
    </style:style>
    <style:style style:name="P20" style:family="paragraph" style:parent-style-name="Heading_20_5">
      <style:text-properties officeooo:rsid="00208d94" officeooo:paragraph-rsid="00208d94"/>
    </style:style>
    <style:style style:name="P21" style:family="paragraph" style:parent-style-name="Preformatted_20_Text">
      <style:text-properties officeooo:rsid="0024a9d8" officeooo:paragraph-rsid="0024a9d8"/>
    </style:style>
    <style:style style:name="P22" style:family="paragraph" style:parent-style-name="Preformatted_20_Text">
      <style:text-properties officeooo:rsid="0024a9d8" officeooo:paragraph-rsid="002757ce"/>
    </style:style>
    <style:style style:name="P23" style:family="paragraph" style:parent-style-name="Preformatted_20_Text">
      <style:text-properties officeooo:rsid="00208d94" officeooo:paragraph-rsid="002757ce"/>
    </style:style>
    <style:style style:name="T1" style:family="text">
      <style:text-properties officeooo:rsid="00161d22"/>
    </style:style>
    <style:style style:name="T2" style:family="text">
      <style:text-properties officeooo:rsid="00168796"/>
    </style:style>
    <style:style style:name="T3" style:family="text">
      <style:text-properties officeooo:rsid="00208d94"/>
    </style:style>
    <style:style style:name="T4" style:family="text">
      <style:text-properties officeooo:rsid="000ecdc1"/>
    </style:style>
    <style:style style:name="T5" style:family="text">
      <style:text-properties officeooo:rsid="00274b0e"/>
    </style:style>
    <style:style style:name="T6" style:family="text">
      <style:text-properties officeooo:rsid="002757ce"/>
    </style:style>
    <style:style style:name="T7" style:family="text">
      <style:text-properties officeooo:rsid="00279a6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x</text:p>
      <text:p text:style-name="P7"/>
      <text:h text:style-name="Heading_20_5" text:outline-level="5"><text:bookmark-start text:name="__RefHeading__174_1547444868"/><text:span text:style-name="T4">How do you check the network configuration?</text:span><text:bookmark-end text:name="__RefHeading__174_1547444868"/></text:h>
      <text:p text:style-name="P2"/>
      <text:p text:style-name="P8">$ <text:span text:style-name="T1">ifconfig -a</text:span></text:p>
      <text:p text:style-name="P9">$ ifconfig -a | grep eth</text:p>
      <text:p text:style-name="P2"/>
      <text:h text:style-name="P17" text:outline-level="5"><text:bookmark-start text:name="__RefHeading__176_1547444868"/>How do you <text:span text:style-name="T2">check the kernel parameters</text:span>?<text:bookmark-end text:name="__RefHeading__176_1547444868"/></text:h>
      <text:p text:style-name="P2"/>
      <text:p text:style-name="P10">$ <text:span text:style-name="T2">cat /etc/sysctl.conf</text:span></text:p>
      <text:p text:style-name="P5"/>
      <text:h text:style-name="P18" text:outline-level="5"><text:bookmark-start text:name="__RefHeading__178_1547444868"/><text:span text:style-name="T3">What UNIX command will control the default file permissions when files are created</text:span>?<text:bookmark-end text:name="__RefHeading__178_1547444868"/></text:h>
      <text:p text:style-name="P3"/>
      <text:p text:style-name="P11">$ <text:span text:style-name="T3">umask</text:span></text:p>
      <text:p text:style-name="P11"/>
      <text:h text:style-name="P20" text:outline-level="5"><text:bookmark-start text:name="__RefHeading__180_1547444868"/>Give two UNIX kernel parameters that effect an Oracle install.<text:bookmark-end text:name="__RefHeading__180_1547444868"/></text:h>
      <text:p text:style-name="P3"/>
      <text:p text:style-name="P12">SHMMAX and SHMMNI</text:p>
      <text:p text:style-name="P6"/>
      <text:h text:style-name="P18" text:outline-level="5"><text:bookmark-start text:name="__RefHeading__182_1547444868"/><text:span text:style-name="T3">What command do you use to display and remove the shared memory segments</text:span>?<text:bookmark-end text:name="__RefHeading__182_1547444868"/></text:h>
      <text:p text:style-name="P3"/>
      <text:p text:style-name="P12">To list them: <text:s text:c="4"/>ipcs </text:p>
      <text:p text:style-name="P12">To remove them: <text:s text:c="2"/>ipcrm</text:p>
      <text:p text:style-name="P11"/>
      <text:p text:style-name="P13"><text:span text:style-name="T7">$ </text:span>ipcs -pmp <text:s text:c="8"/>show all allocated memory segments</text:p>
      <text:p text:style-name="P13"><text:span text:style-name="T7">$ </text:span>ipcs -s <text:s text:c="10"/>show semaphores</text:p>
      <text:p text:style-name="P11"/>
      <text:p text:style-name="P14"><text:span text:style-name="T7">$ </text:span>$ORACLE_HOME/bin/sysresv <text:s text:c="5"/>show segments used by Oracle</text:p>
      <text:p text:style-name="P14"/>
      <text:h text:style-name="P19" text:outline-level="5"><text:bookmark-start text:name="__RefHeading__182_15474448681"/><text:span text:style-name="T6">How do you check the memory size in Linux?</text:span><text:bookmark-end text:name="__RefHeading__182_15474448681"/></text:h>
      <text:p text:style-name="P23"/>
      <text:p text:style-name="P23"><text:span text:style-name="T6">$ cat /proc/meminfo | grep -i mem</text:span></text:p>
      <text:p text:style-name="P23"/>
      <text:p text:style-name="P22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174_1547444868" text:style-name="Index_20_Link" text:visited-style-name="Index_20_Link">1.How do you check the network configuration?<text:tab/>1</text:a></text:p>
          <text:p text:style-name="P16"><text:a xlink:type="simple" xlink:href="#__RefHeading__176_1547444868" text:style-name="Index_20_Link" text:visited-style-name="Index_20_Link">2.How do you check the kernel parameters?<text:tab/>1</text:a></text:p>
          <text:p text:style-name="P16"><text:a xlink:type="simple" xlink:href="#__RefHeading__178_1547444868" text:style-name="Index_20_Link" text:visited-style-name="Index_20_Link">3.What UNIX command will control the default file permissions when files are created?<text:tab/>1</text:a></text:p>
          <text:p text:style-name="P16"><text:a xlink:type="simple" xlink:href="#__RefHeading__180_1547444868" text:style-name="Index_20_Link" text:visited-style-name="Index_20_Link">4.Give two UNIX kernel parameters that effect an Oracle install.<text:tab/>1</text:a></text:p>
          <text:p text:style-name="P16"><text:a xlink:type="simple" xlink:href="#__RefHeading__182_1547444868" text:style-name="Index_20_Link" text:visited-style-name="Index_20_Link">5.What command do you use to display and remove the shared memory segments?<text:tab/>1</text:a></text:p>
          <text:p text:style-name="P16"><text:a xlink:type="simple" xlink:href="#__RefHeading__182_15474448681" text:style-name="Index_20_Link" text:visited-style-name="Index_20_Link">6.How do you check the memory size in Linux?<text:tab/>1</text:a>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4b0e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Unix ---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6-12-24T14:44:23.702066506</dc:date>
    <meta:editing-duration>PT52M41S</meta:editing-duration>
    <meta:editing-cycles>25</meta:editing-cycles>
    <meta:generator>LibreOffice/5.2.3.1$Linux_X86_64 LibreOffice_project/20m0$Build-1</meta:generator>
    <meta:document-statistic meta:table-count="0" meta:image-count="0" meta:object-count="0" meta:page-count="2" meta:paragraph-count="26" meta:word-count="190" meta:character-count="1067" meta:non-whitespace-character-count="878"/>
  </office:meta>
</office:document-meta>
</file>